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2年(西元1983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463380.3166652" calcext:value-type="float">
            <text:p><text:s/>1,463,380 <text:s/></text:p>
          </table:table-cell>
          <table:table-cell table:style-name="ce41" office:value-type="float" office:value="120320.289468694" calcext:value-type="float">
            <text:p><text:s/>120,320 <text:s/></text:p>
          </table:table-cell>
          <table:table-cell table:style-name="ce41" office:value-type="float" office:value="1343060.02719651" calcext:value-type="float">
            <text:p><text:s/>1,343,060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456669.59333333" calcext:value-type="float">
            <text:p><text:s/>4,456,670 <text:s/></text:p>
          </table:table-cell>
          <table:table-cell table:style-name="ce42" office:value-type="float" office:value="1994024.92" calcext:value-type="float">
            <text:p><text:s/>1,994,025 <text:s/></text:p>
          </table:table-cell>
          <table:table-cell table:style-name="ce42" office:value-type="float" office:value="2447560.45111111" calcext:value-type="float">
            <text:p><text:s/>2,447,5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084.2222222222" calcext:value-type="float">
            <text:p><text:s/>15,0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6727" calcext:value-type="float">
            <text:p><text:s/>6,7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6727" calcext:value-type="float">
            <text:p><text:s/>6,7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66259.602034797" calcext:value-type="float">
            <text:p><text:s/>-166,260 <text:s/></text:p>
          </table:table-cell>
          <table:table-cell table:style-name="ce42" office:value-type="float" office:value="110855.629468694" calcext:value-type="float">
            <text:p><text:s/>110,856 <text:s/></text:p>
          </table:table-cell>
          <table:table-cell table:style-name="ce42" office:value-type="float" office:value="-281772.683914602" calcext:value-type="float">
            <text:p><text:s/>-281,7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657.45241111111" calcext:value-type="float">
            <text:p><text:s/>4,65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6079582.51203333" calcext:value-type="float">
            <text:p><text:s/>6,079,583 <text:s/></text:p>
          </table:table-cell>
          <table:table-cell table:style-name="ce43" office:value-type="float" office:value="2003489.58" calcext:value-type="float">
            <text:p><text:s/>2,003,490 <text:s/></text:p>
          </table:table-cell>
          <table:table-cell table:style-name="ce43" office:value-type="float" office:value="4072393.16222222" calcext:value-type="float">
            <text:p><text:s/>4,072,39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699.76981111111" calcext:value-type="float">
            <text:p><text:s/>3,700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958.066666666644" calcext:value-type="float">
            <text:p><text:s/>958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339846.10041111" calcext:value-type="float">
            <text:p><text:s/>5,339,846 <text:s/></text:p>
          </table:table-cell>
          <table:table-cell table:style-name="ce42" office:value-type="float" office:value="2003489.58" calcext:value-type="float">
            <text:p><text:s/>2,003,490 <text:s/></text:p>
          </table:table-cell>
          <table:table-cell table:style-name="ce42" office:value-type="float" office:value="1994142.21333333" calcext:value-type="float">
            <text:p><text:s/>1,994,1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55349.90707778" calcext:value-type="float">
            <text:p><text:s/>1,255,3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014893.35777778" calcext:value-type="float">
            <text:p><text:s/>2,014,893 <text:s/></text:p>
          </table:table-cell>
          <table:table-cell table:style-name="ce42" office:value-type="float" office:value="2003489.58" calcext:value-type="float">
            <text:p><text:s/>2,003,4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403.7777777778" calcext:value-type="float">
            <text:p><text:s/>11,4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1243946.1293" calcext:value-type="float">
            <text:p><text:s/>1,243,9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43946.1293" calcext:value-type="float">
            <text:p><text:s/>1,243,9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994142.21333333" calcext:value-type="float">
            <text:p><text:s/>1,994,1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94142.21333333" calcext:value-type="float">
            <text:p><text:s/>1,994,1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6864.4" calcext:value-type="float">
            <text:p><text:s/>86,864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071647.12222222" calcext:value-type="float">
            <text:p><text:s/>2,071,6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580025.22222222" calcext:value-type="float">
            <text:p><text:s/>1,580,02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2071647.12222222" calcext:value-type="float">
            <text:p><text:s/>2,071,6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580025.22222222" calcext:value-type="float">
            <text:p><text:s/>1,580,02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60593.662222222" calcext:value-type="float">
            <text:p><text:s/>160,5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734.351111111" calcext:value-type="float">
            <text:p><text:s/>140,7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346.11111111111" calcext:value-type="float">
            <text:p><text:s/>7,3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5251.26222222222" calcext:value-type="float">
            <text:p><text:s/>5,2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51.26222222222" calcext:value-type="float">
            <text:p><text:s/>5,2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55337.733333333" calcext:value-type="float">
            <text:p><text:s/>155,3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5483.088888889" calcext:value-type="float">
            <text:p><text:s/>135,4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341.44444444444" calcext:value-type="float">
            <text:p><text:s/>7,34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4.66666666666667" calcext:value-type="float">
            <text:p><text:s/>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.66666666666667" calcext:value-type="float">
            <text:p><text:s/>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003.99203333333" calcext:value-type="float">
            <text:p><text:s/>1,00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003.99203333333" calcext:value-type="float">
            <text:p><text:s/>1,004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648827.81292222" calcext:value-type="float">
            <text:p><text:s/>2,648,82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937516.59777778" calcext:value-type="float">
            <text:p><text:s/>1,937,517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320024.981811111" calcext:value-type="float">
            <text:p><text:s/>320,02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648827.81292222" calcext:value-type="float">
            <text:p><text:s/>2,648,82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937516.59777778" calcext:value-type="float">
            <text:p><text:s/>1,937,517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320024.981811111" calcext:value-type="float">
            <text:p><text:s/>320,02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541080.46958889" calcext:value-type="float">
            <text:p><text:s/>2,541,0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34414.76555556" calcext:value-type="float">
            <text:p><text:s/>1,834,4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9433.8707" calcext:value-type="float">
            <text:p><text:s/>319,4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8846.6022222222" calcext:value-type="float">
            <text:p><text:s/>28,8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846.6022222222" calcext:value-type="float">
            <text:p><text:s/>28,8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0908.0466666667" calcext:value-type="float">
            <text:p><text:s/>10,9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05.42444444444" calcext:value-type="float">
            <text:p><text:s/>8,2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14.55555555556" calcext:value-type="float">
            <text:p><text:s/>2,51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2873.5766666667" calcext:value-type="float">
            <text:p><text:s/>12,8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873.5766666667" calcext:value-type="float">
            <text:p><text:s/>12,8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20.417777777778" calcext:value-type="float">
            <text:p><text:s/>1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.417777777778" calcext:value-type="float">
            <text:p><text:s/>1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49491.0522222222" calcext:value-type="float">
            <text:p><text:s/>49,4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491.0522222222" calcext:value-type="float">
            <text:p><text:s/>49,4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00980.183333333" calcext:value-type="float">
            <text:p><text:s/>200,9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8797.738888889" calcext:value-type="float">
            <text:p><text:s/>198,7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82.44444444444" calcext:value-type="float">
            <text:p><text:s/>2,1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9699.5511111111" calcext:value-type="float">
            <text:p><text:s/>19,7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298.7733333333" calcext:value-type="float">
            <text:p><text:s/>18,2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00.77777777778" calcext:value-type="float">
            <text:p><text:s/>1,4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9501.2177777778" calcext:value-type="float">
            <text:p>( 19,50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8298.7733333333" calcext:value-type="float">
            <text:p>( 18,29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202.44444444444" calcext:value-type="float">
            <text:p>( 1,202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198.333333333333" calcext:value-type="float">
            <text:p>( 19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45" office:value-type="float" office:value="198.333333333333" calcext:value-type="float">
            <text:p>( 198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109820.443333333" calcext:value-type="float">
            <text:p><text:s/>109,8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9820.443333333" calcext:value-type="float">
            <text:p><text:s/>109,8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55282.9766666667" calcext:value-type="float">
            <text:p><text:s/>55,2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501.31" calcext:value-type="float">
            <text:p><text:s/>54,5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81.666666666667" calcext:value-type="float">
            <text:p><text:s/>7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6177.2122222222" calcext:value-type="float">
            <text:p><text:s/>16,177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6177.2122222222" calcext:value-type="float">
            <text:p><text:s/>16,177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615.16" calcext:value-type="float">
            <text:p><text:s/>2,6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15.16" calcext:value-type="float">
            <text:p><text:s/>2,6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64.111111111111" calcext:value-type="float">
            <text:p><text:s/>164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46" office:value-type="float" office:value="164.111111111111" calcext:value-type="float">
            <text:p><text:s/>164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545325.48777778" calcext:value-type="float">
            <text:p><text:s/>1,545,3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23599.04333333" calcext:value-type="float">
            <text:p><text:s/>1,523,5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726.4444444444" calcext:value-type="float">
            <text:p><text:s/>21,72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256302.33555556" calcext:value-type="float">
            <text:p><text:s/>1,256,3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56302.33555556" calcext:value-type="float">
            <text:p><text:s/>1,256,3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89023.152222222" calcext:value-type="float">
            <text:p><text:s/>289,0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7296.707777778" calcext:value-type="float">
            <text:p><text:s/>267,2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726.4444444444" calcext:value-type="float">
            <text:p><text:s/>21,72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6.22222222222222" calcext:value-type="float">
            <text:p>( 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45" office:value-type="float" office:value="6.22222222222222" calcext:value-type="float">
            <text:p>( 6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34.2222222222222" calcext:value-type="float">
            <text:p>( 34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47" office:value-type="float" office:value="34.2222222222222" calcext:value-type="float">
            <text:p>( 34 <text:s/>)</text:p>
          </table:table-cell>
          <table:table-cell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49022.884033333" calcext:value-type="float">
            <text:p><text:s/>649,0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92.33555555556" calcext:value-type="float">
            <text:p><text:s/>8,1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3790.981811111" calcext:value-type="float">
            <text:p><text:s/>253,7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47210.661811111" calcext:value-type="float">
            <text:p><text:s/>647,2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92.33555555556" calcext:value-type="float">
            <text:p><text:s/>8,1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1978.759588889" calcext:value-type="float">
            <text:p><text:s/>251,97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812.22222222222" calcext:value-type="float">
            <text:p><text:s/>1,8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812.22222222222" calcext:value-type="float">
            <text:p><text:s/>1,8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5664.4444444444" calcext:value-type="float">
            <text:p><text:s/>15,6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5664.4444444444" calcext:value-type="float">
            <text:p><text:s/>15,66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23751.4144444444" calcext:value-type="float">
            <text:p><text:s/>23,751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673.41444444444" calcext:value-type="float">
            <text:p><text:s/>1,67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2078" calcext:value-type="float">
            <text:p><text:s/>22,078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784" calcext:value-type="float">
            <text:p><text:s/>7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784" calcext:value-type="float">
            <text:p><text:s/>7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521.733333333333" calcext:value-type="float">
            <text:p><text:s/>5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520.333333333333" calcext:value-type="float">
            <text:p><text:s/>5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.8" calcext:value-type="float">
            <text:p><text:s/>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8.55555555555556" calcext:value-type="float">
            <text:p><text:s/>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8.55555555555556" calcext:value-type="float">
            <text:p><text:s/>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02.555555555556" calcext:value-type="float">
            <text:p><text:s/>3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02.555555555556" calcext:value-type="float">
            <text:p><text:s/>3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302.555555555556" calcext:value-type="float">
            <text:p><text:s/>3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02.555555555556" calcext:value-type="float">
            <text:p><text:s/>3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285.337777777778" calcext:value-type="float">
            <text:p><text:s/>2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5.337777777778" calcext:value-type="float">
            <text:p><text:s/>2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285.337777777778" calcext:value-type="float">
            <text:p><text:s/>2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5.337777777778" calcext:value-type="float">
            <text:p><text:s/>2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03273.967777778" calcext:value-type="float">
            <text:p><text:s/>103,2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642.412222222" calcext:value-type="float">
            <text:p><text:s/>102,6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8.555555555556" calcext:value-type="float">
            <text:p><text:s/>2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252.466666666667" calcext:value-type="float">
            <text:p><text:s/>25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43.888888888889" calcext:value-type="float">
            <text:p><text:s/>1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3.888888888889" calcext:value-type="float">
            <text:p><text:s/>1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0408.3344444444" calcext:value-type="float">
            <text:p><text:s/>30,4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267.4011111111" calcext:value-type="float">
            <text:p><text:s/>30,2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6" calcext:value-type="float">
            <text:p><text:s/>12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72469.2777777778" calcext:value-type="float">
            <text:p><text:s/>72,46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2375.0111111111" calcext:value-type="float">
            <text:p><text:s/>72,37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8.6666666666667" calcext:value-type="float">
            <text:p><text:s/>1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3885.48222222222" calcext:value-type="float">
            <text:p><text:s/>3,88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74.082222222222" calcext:value-type="float">
            <text:p><text:s/>17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8174794.491" calcext:value-type="float">
            <text:p><text:s/>8,174,7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74794.491" calcext:value-type="float">
            <text:p><text:s/>8,174,7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174794.491" calcext:value-type="float">
            <text:p><text:s/>8,174,7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74794.491" calcext:value-type="float">
            <text:p><text:s/>8,174,7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2年(西元1983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134645" calcext:value-type="float">
            <text:p><text:s/>134,645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779735.2044444" calcext:value-type="float">
            <text:p><text:s/>21,779,735 <text:s/></text:p>
          </table:table-cell>
          <table:table-cell table:style-name="ce42" office:value-type="float" office:value="20092500" calcext:value-type="float">
            <text:p><text:s/>20,092,5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5726.326666667" calcext:value-type="float">
            <text:p><text:s/>335,72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4514.94445975" calcext:value-type="float">
            <text:p><text:s/>1,274,5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89.78" calcext:value-type="float">
            <text:p><text:s/>3,09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8188.666666667" calcext:value-type="float">
            <text:p><text:s/>468,1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9088.124444444" calcext:value-type="float">
            <text:p><text:s/>299,08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74544.9291278668" calcext:value-type="float">
            <text:p><text:s/>-74,545 <text:s/></text:p>
          </table:table-cell>
          <table:table-cell table:style-name="ce42" office:value-type="float" office:value="-573937" calcext:value-type="float">
            <text:p><text:s/>-573,9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156.6546666666" calcext:value-type="float">
            <text:p><text:s/>34,15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9947133.3980015" calcext:value-type="float">
            <text:p><text:s/>19,947,133 <text:s/></text:p>
          </table:table-cell>
          <table:table-cell table:style-name="ce43" office:value-type="float" office:value="20801082" calcext:value-type="float">
            <text:p><text:s/>20,801,082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98479.892" calcext:value-type="float">
            <text:p><text:s/>298,48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03117.16410256" calcext:value-type="float">
            <text:p><text:s/>1,403,1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958.066666666644" calcext:value-type="float">
            <text:p><text:s/>958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1544.6" calcext:value-type="float">
            <text:p><text:s/>21,545 <text:s/></text:p>
          </table:table-cell>
          <table:table-cell table:style-name="ce42" office:value-type="float" office:value="65319.8" calcext:value-type="float">
            <text:p><text:s/>65,3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557903.1777778" calcext:value-type="float">
            <text:p><text:s/>24,557,903 <text:s/></text:p>
          </table:table-cell>
          <table:table-cell table:style-name="ce42" office:value-type="float" office:value="20801082" calcext:value-type="float">
            <text:p><text:s/>20,801,0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820561.1333333" calcext:value-type="float">
            <text:p><text:s/>20,820,561 <text:s/></text:p>
          </table:table-cell>
          <table:table-cell table:style-name="ce42" office:value-type="float" office:value="20801082" calcext:value-type="float">
            <text:p><text:s/>20,801,0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37342.04444444" calcext:value-type="float">
            <text:p><text:s/>3,737,3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1544.6" calcext:value-type="float">
            <text:p><text:s/>21,545 <text:s/></text:p>
          </table:table-cell>
          <table:table-cell table:style-name="ce43" office:value-type="float" office:value="65319.8" calcext:value-type="float">
            <text:p><text:s/>65,32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12514.666666667" calcext:value-type="float">
            <text:p><text:s/>412,515 <text:s/></text:p>
          </table:table-cell>
          <table:table-cell table:style-name="ce42" office:value-type="float" office:value="79107.2333333333" calcext:value-type="float">
            <text:p><text:s/>79,1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017767.7609063" calcext:value-type="float">
            <text:p><text:s/>22,017,76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4123" calcext:value-type="float">
            <text:p><text:s/>854,123 <text:s/></text:p>
          </table:table-cell>
          <table:table-cell table:style-name="ce42" office:value-type="float" office:value="695029.044" calcext:value-type="float">
            <text:p><text:s/>695,02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412514.666666667" calcext:value-type="float">
            <text:p><text:s/>412,515 <text:s/></text:p>
          </table:table-cell>
          <table:table-cell table:style-name="ce42" office:value-type="float" office:value="79107.2333333333" calcext:value-type="float">
            <text:p><text:s/>79,1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546899.9609063" calcext:value-type="float">
            <text:p><text:s/>21,546,9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4123" calcext:value-type="float">
            <text:p><text:s/>854,123 <text:s/></text:p>
          </table:table-cell>
          <table:table-cell table:style-name="ce42" office:value-type="float" office:value="695029.044" calcext:value-type="float">
            <text:p><text:s/>695,02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70867.8" calcext:value-type="float">
            <text:p><text:s/>470,86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2513.2" calcext:value-type="float">
            <text:p><text:s/>12,5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68593.05288889" calcext:value-type="float">
            <text:p><text:s/>1,968,59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4123" calcext:value-type="float">
            <text:p><text:s/>854,123 <text:s/></text:p>
          </table:table-cell>
          <table:table-cell table:style-name="ce42" office:value-type="float" office:value="21177.1973333333" calcext:value-type="float">
            <text:p><text:s/>21,17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8.244444444445" calcext:value-type="float">
            <text:p><text:s/>4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2513.2" calcext:value-type="float">
            <text:p><text:s/>12,5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3833.322222222" calcext:value-type="float">
            <text:p><text:s/>143,83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18411.83066667" calcext:value-type="float">
            <text:p><text:s/>1,818,4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4123" calcext:value-type="float">
            <text:p><text:s/>854,123 <text:s/></text:p>
          </table:table-cell>
          <table:table-cell table:style-name="ce42" office:value-type="float" office:value="21177.1973333333" calcext:value-type="float">
            <text:p><text:s/>21,17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31.64444444444" calcext:value-type="float">
            <text:p><text:s/>5,3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97.144444444445" calcext:value-type="float">
            <text:p><text:s/>59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77498.8" calcext:value-type="float">
            <text:p><text:s/>377,499 <text:s/></text:p>
          </table:table-cell>
          <table:table-cell table:style-name="ce44" office:value-type="float" office:value="13787.4333333333" calcext:value-type="float">
            <text:p><text:s/>13,78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4035287.7641385" calcext:value-type="float">
            <text:p><text:s/>14,035,28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972331.738666667" calcext:value-type="float">
            <text:p><text:s/>972,33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77498.8" calcext:value-type="float">
            <text:p><text:s/>377,499 <text:s/></text:p>
          </table:table-cell>
          <table:table-cell table:style-name="ce44" office:value-type="float" office:value="13787.4333333333" calcext:value-type="float">
            <text:p><text:s/>13,78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0710665.492" calcext:value-type="float">
            <text:p><text:s/>10,710,665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972331.738666667" calcext:value-type="float">
            <text:p><text:s/>972,3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73444.4" calcext:value-type="float">
            <text:p><text:s/>373,444 <text:s/></text:p>
          </table:table-cell>
          <table:table-cell table:style-name="ce42" office:value-type="float" office:value="13787.4333333333" calcext:value-type="float">
            <text:p><text:s/>13,7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56096.50266667" calcext:value-type="float">
            <text:p><text:s/>4,156,0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808.2693333333" calcext:value-type="float">
            <text:p><text:s/>36,8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919.7" calcext:value-type="float">
            <text:p><text:s/>57,9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88.066666666667" calcext:value-type="float">
            <text:p><text:s/>18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8966.020444444" calcext:value-type="float">
            <text:p><text:s/>378,9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6.942666666667" calcext:value-type="float">
            <text:p><text:s/>2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4968.145777778" calcext:value-type="float">
            <text:p><text:s/>724,9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7.868" calcext:value-type="float">
            <text:p><text:s/>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496.64" calcext:value-type="float">
            <text:p><text:s/>26,4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.44" calcext:value-type="float">
            <text:p><text:s/>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03.0493333333" calcext:value-type="float">
            <text:p><text:s/>12,7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9.782666666667" calcext:value-type="float">
            <text:p><text:s/>1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0698.788888889" calcext:value-type="float">
            <text:p><text:s/>420,69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2.244444444444" calcext:value-type="float">
            <text:p><text:s/>4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6382.398222222" calcext:value-type="float">
            <text:p><text:s/>516,3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04.842666666667" calcext:value-type="float">
            <text:p><text:s/>5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3498.420444444" calcext:value-type="float">
            <text:p><text:s/>443,4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04.842666666667" calcext:value-type="float">
            <text:p><text:s/>5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43498.420444444" calcext:value-type="float">
            <text:p>( 443,49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04.842666666667" calcext:value-type="float">
            <text:p>( 50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72883.9777777778" calcext:value-type="float">
            <text:p><text:s/>72,884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851.8675555556" calcext:value-type="float">
            <text:p><text:s/>53,8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68.012" calcext:value-type="float">
            <text:p><text:s/>9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731.797333333" calcext:value-type="float">
            <text:p><text:s/>118,7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1.930666666667" calcext:value-type="float">
            <text:p><text:s/>16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421402.999111111" calcext:value-type="float">
            <text:p><text:s/>421,40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609.621333333333" calcext:value-type="float">
            <text:p><text:s/>6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5645.155111111" calcext:value-type="float">
            <text:p><text:s/>635,6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783.4773333333" calcext:value-type="float">
            <text:p><text:s/>15,7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8752.155555556" calcext:value-type="float">
            <text:p><text:s/>178,7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6892.999555556" calcext:value-type="float">
            <text:p><text:s/>456,8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783.4773333333" calcext:value-type="float">
            <text:p><text:s/>15,7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9954.0137777778" calcext:value-type="float">
            <text:p>( 19,95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177.56933333333" calcext:value-type="float">
            <text:p>( 1,178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171569.484444444" calcext:value-type="float">
            <text:p>( 171,569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036.04" calcext:value-type="float">
            <text:p>( 2,03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73252.133333333" calcext:value-type="float">
            <text:p><text:s/>373,252 <text:s/></text:p>
          </table:table-cell>
          <table:table-cell table:style-name="ce42" office:value-type="float" office:value="13787.4333333333" calcext:value-type="float">
            <text:p><text:s/>13,7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2308.367111111" calcext:value-type="float">
            <text:p><text:s/>472,3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92.28933333333" calcext:value-type="float">
            <text:p><text:s/>3,8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73252.133333333" calcext:value-type="float">
            <text:p><text:s/>373,252 <text:s/></text:p>
          </table:table-cell>
          <table:table-cell table:style-name="ce42" office:value-type="float" office:value="13787.4333333333" calcext:value-type="float">
            <text:p><text:s/>13,7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3195.322666667" calcext:value-type="float">
            <text:p><text:s/>423,1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92.28933333333" calcext:value-type="float">
            <text:p><text:s/>3,8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113.0444444444" calcext:value-type="float">
            <text:p><text:s/>49,1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22.888888888889" calcext:value-type="float">
            <text:p>( 523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216.312888889" calcext:value-type="float">
            <text:p><text:s/>102,2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46.724" calcext:value-type="float">
            <text:p><text:s/>1,84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8644.6666666667" calcext:value-type="float">
            <text:p><text:s/>18,64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38.133333333333" calcext:value-type="float">
            <text:p><text:s/>2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037.4173333333" calcext:value-type="float">
            <text:p><text:s/>36,0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26.45066666667" calcext:value-type="float">
            <text:p><text:s/>1,6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.4" calcext:value-type="float">
            <text:p><text:s/>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485.4733333333" calcext:value-type="float">
            <text:p><text:s/>28,4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1.206666666667" calcext:value-type="float">
            <text:p><text:s/>1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.8" calcext:value-type="float">
            <text:p><text:s/>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511.8591111111" calcext:value-type="float">
            <text:p><text:s/>26,5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569.548" calcext:value-type="float">
            <text:p><text:s/>10,5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14.73333333333" calcext:value-type="float">
            <text:p><text:s/>1,91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768.866666667" calcext:value-type="float">
            <text:p><text:s/>101,76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32642.28666667" calcext:value-type="float">
            <text:p><text:s/>3,732,6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324.5977777778" calcext:value-type="float">
            <text:p><text:s/>50,3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50320.26666667" calcext:value-type="float">
            <text:p><text:s/>3,550,3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332.9777777778" calcext:value-type="float">
            <text:p><text:s/>46,33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664.4444444444" calcext:value-type="float">
            <text:p><text:s/>85,6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5307.022222222" calcext:value-type="float">
            <text:p><text:s/>875,30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89.0666666667" calcext:value-type="float">
            <text:p><text:s/>11,7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63517.955555556" calcext:value-type="float">
            <text:p><text:s/>863,51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43" calcext:value-type="float">
            <text:p><text:s/>34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1096.21111111" calcext:value-type="float">
            <text:p><text:s/>1,011,09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252.466666666667" calcext:value-type="float">
            <text:p><text:s/>25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953.0111111111" calcext:value-type="float">
            <text:p><text:s/>75,95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004.9777777778" calcext:value-type="float">
            <text:p><text:s/>73,0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64.1888888889" calcext:value-type="float">
            <text:p><text:s/>11,6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668.5111111111" calcext:value-type="float">
            <text:p><text:s/>13,66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4.9333333333333" calcext:value-type="float">
            <text:p><text:s/>1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0422.144444445" calcext:value-type="float">
            <text:p><text:s/>780,42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75.6" calcext:value-type="float">
            <text:p><text:s/>76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6383.3777777778" calcext:value-type="float">
            <text:p><text:s/>56,38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3711.4" calcext:value-type="float">
            <text:p><text:s/>3,711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935523.469333333" calcext:value-type="float">
            <text:p><text:s/>935,523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935523.469333333" calcext:value-type="float">
            <text:p><text:s/>935,5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24622.27213852" calcext:value-type="float">
            <text:p><text:s/>3,324,62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24622.27213852" calcext:value-type="float">
            <text:p><text:s/>3,324,62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466316.66666667" calcext:value-type="float">
            <text:p>( 2,466,31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406271.083" calcext:value-type="float">
            <text:p><text:s/>15,406,2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406271.083" calcext:value-type="float">
            <text:p><text:s/>15,406,2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2年(西元1983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7053.866666667" calcext:value-type="float">
            <text:p><text:s/>287,05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979.5" calcext:value-type="float">
            <text:p><text:s/>12,98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25802.666666667" calcext:value-type="float">
            <text:p><text:s/>125,803 <text:s/></text:p>
          </table:table-cell>
          <table:table-cell table:style-name="ce42" office:value-type="float" office:value="211697.222222222" calcext:value-type="float">
            <text:p><text:s/>211,69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99088.124444444" calcext:value-type="float">
            <text:p><text:s/>299,08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59.811111111111" calcext:value-type="float">
            <text:p><text:s/>-260 <text:s/></text:p>
          </table:table-cell>
          <table:table-cell table:style-name="ce42" office:value-type="float" office:value="-214435.866666667" calcext:value-type="float">
            <text:p><text:s/>-214,436 <text:s/></text:p>
          </table:table-cell>
          <table:table-cell table:style-name="ce42" office:value-type="float" office:value="237051.533333333" calcext:value-type="float">
            <text:p><text:s/>237,0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697.5" calcext:value-type="float">
            <text:p><text:s/>8,698 <text:s/></text:p>
          </table:table-cell>
          <table:table-cell table:style-name="ce42" office:value-type="float" office:value="-18845.6147302575" calcext:value-type="float">
            <text:p><text:s/>-18,846 <text:s/></text:p>
          </table:table-cell>
          <table:table-cell table:style-name="ce42" office:value-type="float" office:value="23279.3925080353" calcext:value-type="float">
            <text:p><text:s/>23,279 <text:s/></text:p>
          </table:table-cell>
          <table:table-cell table:style-name="ce42" office:value-type="float" office:value="2288.38888888888" calcext:value-type="float">
            <text:p><text:s/>2,28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59.811111111111" calcext:value-type="float">
            <text:p><text:s/>260 <text:s/></text:p>
          </table:table-cell>
          <table:table-cell table:style-name="ce43" office:value-type="float" office:value="501489.733333333" calcext:value-type="float">
            <text:p><text:s/>501,490 <text:s/></text:p>
          </table:table-cell>
          <table:table-cell table:style-name="ce43" office:value-type="float" office:value="-237051.533333333" calcext:value-type="float">
            <text:p><text:s/>-237,05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8697.5" calcext:value-type="float">
            <text:p><text:s/>-8,698 <text:s/></text:p>
          </table:table-cell>
          <table:table-cell table:style-name="ce43" office:value-type="float" office:value="18845.6147302575" calcext:value-type="float">
            <text:p><text:s/>18,846 <text:s/></text:p>
          </table:table-cell>
          <table:table-cell table:style-name="ce43" office:value-type="float" office:value="-448170.183619146" calcext:value-type="float">
            <text:p><text:s/>-448,170 <text:s/></text:p>
          </table:table-cell>
          <table:table-cell table:style-name="ce43" office:value-type="float" office:value="-201006.111111111" calcext:value-type="float">
            <text:p><text:s/>-201,00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0867.8" calcext:value-type="float">
            <text:p><text:s/>470,8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479.1333333333" calcext:value-type="float">
            <text:p><text:s/>19,4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479.1333333333" calcext:value-type="float">
            <text:p><text:s/>19,4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027.3666666667" calcext:value-type="float">
            <text:p><text:s/>22,027 <text:s/></text:p>
          </table:table-cell>
          <table:table-cell table:style-name="ce42" office:value-type="float" office:value="2436084.73333333" calcext:value-type="float">
            <text:p><text:s/>2,436,085 <text:s/></text:p>
          </table:table-cell>
          <table:table-cell table:style-name="ce42" office:value-type="float" office:value="2358503.33333333" calcext:value-type="float">
            <text:p><text:s/>2,358,5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378.3333333333" calcext:value-type="float">
            <text:p><text:s/>40,378 <text:s/></text:p>
          </table:table-cell>
          <table:table-cell table:style-name="ce42" office:value-type="float" office:value="132133.633891965" calcext:value-type="float">
            <text:p><text:s/>132,134 <text:s/></text:p>
          </table:table-cell>
          <table:table-cell table:style-name="ce42" office:value-type="float" office:value="570789.032774702" calcext:value-type="float">
            <text:p><text:s/>570,789 <text:s/></text:p>
          </table:table-cell>
          <table:table-cell table:style-name="ce42" office:value-type="float" office:value="264152.611111111" calcext:value-type="float">
            <text:p><text:s/>264,15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027.3666666667" calcext:value-type="float">
            <text:p><text:s/>22,027 <text:s/></text:p>
          </table:table-cell>
          <table:table-cell table:style-name="ce42" office:value-type="float" office:value="2436084.73333333" calcext:value-type="float">
            <text:p><text:s/>2,436,085 <text:s/></text:p>
          </table:table-cell>
          <table:table-cell table:style-name="ce42" office:value-type="float" office:value="1887635.53333333" calcext:value-type="float">
            <text:p><text:s/>1,887,6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378.3333333333" calcext:value-type="float">
            <text:p><text:s/>40,378 <text:s/></text:p>
          </table:table-cell>
          <table:table-cell table:style-name="ce42" office:value-type="float" office:value="132133.633891965" calcext:value-type="float">
            <text:p><text:s/>132,134 <text:s/></text:p>
          </table:table-cell>
          <table:table-cell table:style-name="ce42" office:value-type="float" office:value="570789.032774702" calcext:value-type="float">
            <text:p><text:s/>570,789 <text:s/></text:p>
          </table:table-cell>
          <table:table-cell table:style-name="ce42" office:value-type="float" office:value="264152.611111111" calcext:value-type="float">
            <text:p><text:s/>264,15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70867.8" calcext:value-type="float">
            <text:p><text:s/>470,86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08.04444444444" calcext:value-type="float">
            <text:p><text:s/>2,8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18.3333333333" calcext:value-type="float">
            <text:p><text:s/>11,4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55555555555556" calcext:value-type="float">
            <text:p><text:s/>4 <text:s/></text:p>
          </table:table-cell>
          <table:table-cell table:style-name="ce42" office:value-type="float" office:value="108.611111111111" calcext:value-type="float">
            <text:p><text:s/>10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.6" calcext:value-type="float">
            <text:p><text:s/>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.1333333333333" calcext:value-type="float">
            <text:p><text:s/>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7.6111111111111" calcext:value-type="float">
            <text:p><text:s/>5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08.04444444444" calcext:value-type="float">
            <text:p><text:s/>2,8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30.4" calcext:value-type="float">
            <text:p><text:s/>5,73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55555555555556" calcext:value-type="float">
            <text:p><text:s/>4 <text:s/></text:p>
          </table:table-cell>
          <table:table-cell table:style-name="ce42" office:value-type="float" office:value="40.6111111111111" calcext:value-type="float">
            <text:p><text:s/>4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22.2" calcext:value-type="float">
            <text:p><text:s/>5,3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.44444444444444" calcext:value-type="float">
            <text:p><text:s/>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59.133333333333" calcext:value-type="float">
            <text:p><text:s/>25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466706.66666667" calcext:value-type="float">
            <text:p><text:s/>2,466,707 <text:s/></text:p>
          </table:table-cell>
          <table:table-cell table:style-name="ce44" office:value-type="float" office:value="2110033.46666667" calcext:value-type="float">
            <text:p><text:s/>2,110,03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1680.8333333333" calcext:value-type="float">
            <text:p><text:s/>31,681 <text:s/></text:p>
          </table:table-cell>
          <table:table-cell table:style-name="ce44" office:value-type="float" office:value="150979.248622222" calcext:value-type="float">
            <text:p><text:s/>150,979 <text:s/></text:p>
          </table:table-cell>
          <table:table-cell table:style-name="ce44" office:value-type="float" office:value="122615.2936" calcext:value-type="float">
            <text:p><text:s/>122,615 <text:s/></text:p>
          </table:table-cell>
          <table:table-cell table:style-name="ce44" office:value-type="float" office:value="63037.8888888889" calcext:value-type="float">
            <text:p><text:s/>63,03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90" calcext:value-type="float">
            <text:p><text:s/>390 <text:s/></text:p>
          </table:table-cell>
          <table:table-cell table:style-name="ce44" office:value-type="float" office:value="2110033.46666667" calcext:value-type="float">
            <text:p><text:s/>2,110,03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1680.8333333333" calcext:value-type="float">
            <text:p><text:s/>31,681 <text:s/></text:p>
          </table:table-cell>
          <table:table-cell table:style-name="ce44" office:value-type="float" office:value="150979.248622222" calcext:value-type="float">
            <text:p><text:s/>150,979 <text:s/></text:p>
          </table:table-cell>
          <table:table-cell table:style-name="ce44" office:value-type="float" office:value="122615.2936" calcext:value-type="float">
            <text:p><text:s/>122,615 <text:s/></text:p>
          </table:table-cell>
          <table:table-cell table:style-name="ce44" office:value-type="float" office:value="63037.8888888889" calcext:value-type="float">
            <text:p><text:s/>63,0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0" calcext:value-type="float">
            <text:p><text:s/>390 <text:s/></text:p>
          </table:table-cell>
          <table:table-cell table:style-name="ce42" office:value-type="float" office:value="20099.7333333333" calcext:value-type="float">
            <text:p><text:s/>20,1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11.38888888889" calcext:value-type="float">
            <text:p><text:s/>6,0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9.13333333333" calcext:value-type="float">
            <text:p><text:s/>1,1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.61111111111111" calcext:value-type="float">
            <text:p><text:s/>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46.2" calcext:value-type="float">
            <text:p><text:s/>2,0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30.61111111111" calcext:value-type="float">
            <text:p><text:s/>1,2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2.4" calcext:value-type="float">
            <text:p><text:s/>7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50.5" calcext:value-type="float">
            <text:p><text:s/>4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.1333333333333" calcext:value-type="float">
            <text:p><text:s/>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8.888888888889" calcext:value-type="float">
            <text:p><text:s/>1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9.8" calcext:value-type="float">
            <text:p><text:s/>3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5.3333333333333" calcext:value-type="float">
            <text:p><text:s/>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4.066666666667" calcext:value-type="float">
            <text:p><text:s/>7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0.5" calcext:value-type="float">
            <text:p><text:s/>2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.866666666667" calcext:value-type="float">
            <text:p><text:s/>1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7.111111111111" calcext:value-type="float">
            <text:p><text:s/>1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4.266666666667" calcext:value-type="float">
            <text:p><text:s/>9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25.111111111111" calcext:value-type="float">
            <text:p><text:s/>5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0.133333333333" calcext:value-type="float">
            <text:p><text:s/>8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15.666666666667" calcext:value-type="float">
            <text:p><text:s/>5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70.133333333333" calcext:value-type="float">
            <text:p>( 87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15.666666666667" calcext:value-type="float">
            <text:p>( 51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64.1333333333333" calcext:value-type="float">
            <text:p><text:s/>6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9.44444444444444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6.133333333333" calcext:value-type="float">
            <text:p><text:s/>3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3.5" calcext:value-type="float">
            <text:p><text:s/>2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6.8" calcext:value-type="float">
            <text:p><text:s/>5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975.866666666667" calcext:value-type="float">
            <text:p><text:s/>97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7.55555555555556" calcext:value-type="float">
            <text:p><text:s/>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5.6" calcext:value-type="float">
            <text:p><text:s/>9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0.166666666667" calcext:value-type="float">
            <text:p><text:s/>4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7.933333333333" calcext:value-type="float">
            <text:p><text:s/>7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7.666666666667" calcext:value-type="float">
            <text:p><text:s/>1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0.166666666667" calcext:value-type="float">
            <text:p><text:s/>4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0.866666666666667" calcext:value-type="float">
            <text:p>( 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.88888888888889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44.2" calcext:value-type="float">
            <text:p>( 44 <text:s/>)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0" calcext:value-type="float">
            <text:p><text:s/>390 <text:s/></text:p>
          </table:table-cell>
          <table:table-cell table:style-name="ce42" office:value-type="float" office:value="705.466666666667" calcext:value-type="float">
            <text:p><text:s/>7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89.72222222222" calcext:value-type="float">
            <text:p><text:s/>1,7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5.8" calcext:value-type="float">
            <text:p><text:s/>6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10.38888888889" calcext:value-type="float">
            <text:p><text:s/>1,7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0" calcext:value-type="float">
            <text:p><text:s/>390 <text:s/></text:p>
          </table:table-cell>
          <table:table-cell table:style-name="ce42" office:value-type="float" office:value="99.6666666666667" calcext:value-type="float">
            <text:p><text:s/>1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.3333333333333" calcext:value-type="float">
            <text:p><text:s/>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90" calcext:value-type="float">
            <text:p>( 39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4.333333333333" calcext:value-type="float">
            <text:p><text:s/>5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3.611111111111" calcext:value-type="float">
            <text:p><text:s/>364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93.8" calcext:value-type="float">
            <text:p><text:s/>29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9.44444444444444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53.73333333333" calcext:value-type="float">
            <text:p><text:s/>1,3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3.5" calcext:value-type="float">
            <text:p><text:s/>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12.13333333333" calcext:value-type="float">
            <text:p><text:s/>3,9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5.5555555555556" calcext:value-type="float">
            <text:p><text:s/>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.5333333333333" calcext:value-type="float">
            <text:p><text:s/>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7.8" calcext:value-type="float">
            <text:p><text:s/>1,4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68.66666666667" calcext:value-type="float">
            <text:p><text:s/>2,8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3.6666666666667" calcext:value-type="float">
            <text:p><text:s/>7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75792" calcext:value-type="float">
            <text:p><text:s/>1,975,7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5.83333333333" calcext:value-type="float">
            <text:p><text:s/>1,6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688.7644444444" calcext:value-type="float">
            <text:p><text:s/>48,6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35.83333333333" calcext:value-type="float">
            <text:p><text:s/>1,6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688.7644444444" calcext:value-type="float">
            <text:p><text:s/>48,6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75792" calcext:value-type="float">
            <text:p><text:s/>1,975,7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22" calcext:value-type="float">
            <text:p><text:s/>1,2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.55555555555556" calcext:value-type="float">
            <text:p><text:s/>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6.4" calcext:value-type="float">
            <text:p><text:s/>1,2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.6" calcext:value-type="float">
            <text:p><text:s/>1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7.55555555555556" calcext:value-type="float">
            <text:p><text:s/>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919.733333333" calcext:value-type="float">
            <text:p><text:s/>112,9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045" calcext:value-type="float">
            <text:p><text:s/>30,045 <text:s/></text:p>
          </table:table-cell>
          <table:table-cell table:style-name="ce42" office:value-type="float" office:value="150979.248622222" calcext:value-type="float">
            <text:p><text:s/>150,979 <text:s/></text:p>
          </table:table-cell>
          <table:table-cell table:style-name="ce42" office:value-type="float" office:value="73926.5291555556" calcext:value-type="float">
            <text:p><text:s/>73,927 <text:s/></text:p>
          </table:table-cell>
          <table:table-cell table:style-name="ce42" office:value-type="float" office:value="57018.9444444444" calcext:value-type="float">
            <text:p><text:s/>57,0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1705.9444444444" calcext:value-type="float">
            <text:p><text:s/>31,7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50.13333333333" calcext:value-type="float">
            <text:p><text:s/>2,9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2.222222222222" calcext:value-type="float">
            <text:p><text:s/>1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43.66666666667" calcext:value-type="float">
            <text:p><text:s/>9,0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32.86666666667" calcext:value-type="float">
            <text:p><text:s/>3,4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.77777777777778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330.6666666667" calcext:value-type="float">
            <text:p><text:s/>88,3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045" calcext:value-type="float">
            <text:p><text:s/>30,045 <text:s/></text:p>
          </table:table-cell>
          <table:table-cell table:style-name="ce42" office:value-type="float" office:value="150979.248622222" calcext:value-type="float">
            <text:p><text:s/>150,979 <text:s/></text:p>
          </table:table-cell>
          <table:table-cell table:style-name="ce42" office:value-type="float" office:value="73926.5291555556" calcext:value-type="float">
            <text:p><text:s/>73,927 <text:s/></text:p>
          </table:table-cell>
          <table:table-cell table:style-name="ce42" office:value-type="float" office:value="23530.8333333333" calcext:value-type="float">
            <text:p><text:s/>23,53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162.4" calcext:value-type="float">
            <text:p><text:s/>9,16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643.33333333333" calcext:value-type="float">
            <text:p><text:s/>1,643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66316.66666667" calcext:value-type="float">
            <text:p><text:s/>2,466,3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66316.66666667" calcext:value-type="float">
            <text:p><text:s/>2,466,3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466316.66666667" calcext:value-type="float">
            <text:p>( 2,466,31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2年(西元1983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4894.4888888889" calcext:value-type="float">
            <text:p><text:s/>14,894 <text:s/></text:p>
          </table:table-cell>
          <table:table-cell table:style-name="ce42" office:value-type="float" office:value="964240.755555556" calcext:value-type="float">
            <text:p><text:s/>964,2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340.2666666667" calcext:value-type="float">
            <text:p><text:s/>72,3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255748.533333333" calcext:value-type="float">
            <text:p><text:s/>255,749 <text:s/></text:p>
          </table:table-cell>
          <table:table-cell table:style-name="ce42" office:value-type="float" office:value="334127.644444444" calcext:value-type="float">
            <text:p><text:s/>334,1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458.28330033" calcext:value-type="float">
            <text:p><text:s/>89,458 <text:s/></text:p>
          </table:table-cell>
          <table:table-cell table:style-name="ce42" office:value-type="float" office:value="126230" calcext:value-type="float">
            <text:p><text:s/>126,230 <text:s/></text:p>
          </table:table-cell>
          <table:table-cell table:style-name="ce42" office:value-type="float" office:value="132.8" calcext:value-type="float">
            <text:p><text:s/>13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228.014492754" calcext:value-type="float">
            <text:p><text:s/>128,22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64755.2888888889" calcext:value-type="float">
            <text:p><text:s/>64,755 <text:s/></text:p>
          </table:table-cell>
          <table:table-cell table:style-name="ce42" office:value-type="float" office:value="400781.644444445" calcext:value-type="float">
            <text:p><text:s/>400,7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51.73333333333" calcext:value-type="float">
            <text:p><text:s/>2,6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49523.022222222" calcext:value-type="float">
            <text:p><text:s/>249,523 <text:s/></text:p>
          </table:table-cell>
          <table:table-cell table:style-name="ce42" office:value-type="float" office:value="127030.769230769" calcext:value-type="float">
            <text:p><text:s/>127,0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648.0580858086" calcext:value-type="float">
            <text:p><text:s/>32,648 <text:s/></text:p>
          </table:table-cell>
          <table:table-cell table:style-name="ce42" office:value-type="float" office:value="-5093.33333333333" calcext:value-type="float">
            <text:p><text:s/>-5,093 <text:s/></text:p>
          </table:table-cell>
          <table:table-cell table:style-name="ce42" office:value-type="float" office:value="2658.76666666667" calcext:value-type="float">
            <text:p><text:s/>2,65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692.6111111112" calcext:value-type="float">
            <text:p><text:s/>20,69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555132.355555556" calcext:value-type="float">
            <text:p><text:s/>-555,132 <text:s/></text:p>
          </table:table-cell>
          <table:table-cell table:style-name="ce43" office:value-type="float" office:value="102300.697435898" calcext:value-type="float">
            <text:p><text:s/>102,30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52417.8080528053" calcext:value-type="float">
            <text:p><text:s/>-52,418 <text:s/></text:p>
          </table:table-cell>
          <table:table-cell table:style-name="ce43" office:value-type="float" office:value="-121136.666666667" calcext:value-type="float">
            <text:p><text:s/>-121,137 <text:s/></text:p>
          </table:table-cell>
          <table:table-cell table:style-name="ce43" office:value-type="float" office:value="-2791.56666666667" calcext:value-type="float">
            <text:p><text:s/>-2,79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148920.625603865" calcext:value-type="float">
            <text:p><text:s/>-148,92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69533.675213675" calcext:value-type="float">
            <text:p><text:s/>869,5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62715.6888888889" calcext:value-type="float">
            <text:p><text:s/>62,71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71841.2444444444" calcext:value-type="float">
            <text:p><text:s/>71,841 <text:s/></text:p>
          </table:table-cell>
          <table:table-cell table:style-name="ce42" office:value-type="float" office:value="3665500.8" calcext:value-type="float">
            <text:p><text:s/>3,665,5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1841.2444444444" calcext:value-type="float">
            <text:p><text:s/>71,841 <text:s/></text:p>
          </table:table-cell>
          <table:table-cell table:style-name="ce42" office:value-type="float" office:value="3665500.8" calcext:value-type="float">
            <text:p><text:s/>3,665,5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404070.75555556" calcext:value-type="float">
            <text:p><text:s/>3,404,071 <text:s/></text:p>
          </table:table-cell>
          <table:table-cell table:style-name="ce42" office:value-type="float" office:value="9994187.95555556" calcext:value-type="float">
            <text:p><text:s/>9,994,1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3572.541254125" calcext:value-type="float">
            <text:p><text:s/>233,573 <text:s/></text:p>
          </table:table-cell>
          <table:table-cell table:style-name="ce42" office:value-type="float" office:value="440432.222222222" calcext:value-type="float">
            <text:p><text:s/>440,432 <text:s/></text:p>
          </table:table-cell>
          <table:table-cell table:style-name="ce42" office:value-type="float" office:value="30766.2555555556" calcext:value-type="float">
            <text:p><text:s/>30,76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1516.942318841" calcext:value-type="float">
            <text:p><text:s/>541,51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404070.75555556" calcext:value-type="float">
            <text:p><text:s/>3,404,071 <text:s/></text:p>
          </table:table-cell>
          <table:table-cell table:style-name="ce42" office:value-type="float" office:value="9994187.95555556" calcext:value-type="float">
            <text:p><text:s/>9,994,1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3572.541254125" calcext:value-type="float">
            <text:p><text:s/>233,573 <text:s/></text:p>
          </table:table-cell>
          <table:table-cell table:style-name="ce42" office:value-type="float" office:value="440432.222222222" calcext:value-type="float">
            <text:p><text:s/>440,432 <text:s/></text:p>
          </table:table-cell>
          <table:table-cell table:style-name="ce42" office:value-type="float" office:value="30766.2555555556" calcext:value-type="float">
            <text:p><text:s/>30,76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1516.942318841" calcext:value-type="float">
            <text:p><text:s/>541,51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3348.3555555556" calcext:value-type="float">
            <text:p><text:s/>23,348 <text:s/></text:p>
          </table:table-cell>
          <table:table-cell table:style-name="ce42" office:value-type="float" office:value="1055605.95555556" calcext:value-type="float">
            <text:p><text:s/>1,055,6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343.2" calcext:value-type="float">
            <text:p><text:s/>343 <text:s/></text:p>
          </table:table-cell>
          <table:table-cell table:style-name="ce42" office:value-type="float" office:value="20.4444444444444" calcext:value-type="float">
            <text:p><text:s/>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841.15555555556" calcext:value-type="float">
            <text:p><text:s/>1,841 <text:s/></text:p>
          </table:table-cell>
          <table:table-cell table:style-name="ce42" office:value-type="float" office:value="141883.422222222" calcext:value-type="float">
            <text:p><text:s/>141,8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0865.7777777778" calcext:value-type="float">
            <text:p><text:s/>20,866 <text:s/></text:p>
          </table:table-cell>
          <table:table-cell table:style-name="ce42" office:value-type="float" office:value="913663.244444444" calcext:value-type="float">
            <text:p><text:s/>913,6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298.222222222222" calcext:value-type="float">
            <text:p><text:s/>298 <text:s/></text:p>
          </table:table-cell>
          <table:table-cell table:style-name="ce43" office:value-type="float" office:value="38.8444444444444" calcext:value-type="float">
            <text:p><text:s/>3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753748.8" calcext:value-type="float">
            <text:p><text:s/>2,753,749 <text:s/></text:p>
          </table:table-cell>
          <table:table-cell table:style-name="ce44" office:value-type="float" office:value="4505848.22222222" calcext:value-type="float">
            <text:p><text:s/>4,505,84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81154.73320132" calcext:value-type="float">
            <text:p><text:s/>181,155 <text:s/></text:p>
          </table:table-cell>
          <table:table-cell table:style-name="ce44" office:value-type="float" office:value="319295.555555556" calcext:value-type="float">
            <text:p><text:s/>319,296 <text:s/></text:p>
          </table:table-cell>
          <table:table-cell table:style-name="ce44" office:value-type="float" office:value="27974.6888888889" calcext:value-type="float">
            <text:p><text:s/>27,975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29880.627826087" calcext:value-type="float">
            <text:p><text:s/>329,88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753748.8" calcext:value-type="float">
            <text:p><text:s/>2,753,749 <text:s/></text:p>
          </table:table-cell>
          <table:table-cell table:style-name="ce44" office:value-type="float" office:value="4505848.22222222" calcext:value-type="float">
            <text:p><text:s/>4,505,848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57442.044444444" calcext:value-type="float">
            <text:p><text:s/>257,442 <text:s/></text:p>
          </table:table-cell>
          <table:table-cell table:style-name="ce42" office:value-type="float" office:value="3835345.06666667" calcext:value-type="float">
            <text:p><text:s/>3,835,3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33027.3777777778" calcext:value-type="float">
            <text:p><text:s/>33,027 <text:s/></text:p>
          </table:table-cell>
          <table:table-cell table:style-name="ce42" office:value-type="float" office:value="23716.5777777778" calcext:value-type="float">
            <text:p><text:s/>23,7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4604.5333333333" calcext:value-type="float">
            <text:p><text:s/>34,605 <text:s/></text:p>
          </table:table-cell>
          <table:table-cell table:style-name="ce42" office:value-type="float" office:value="340847.733333333" calcext:value-type="float">
            <text:p><text:s/>340,8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8681.68888888889" calcext:value-type="float">
            <text:p><text:s/>8,682 <text:s/></text:p>
          </table:table-cell>
          <table:table-cell table:style-name="ce42" office:value-type="float" office:value="715055.688888889" calcext:value-type="float">
            <text:p><text:s/>715,0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242.488888888889" calcext:value-type="float">
            <text:p><text:s/>242 <text:s/></text:p>
          </table:table-cell>
          <table:table-cell table:style-name="ce42" office:value-type="float" office:value="25929.6888888889" calcext:value-type="float">
            <text:p><text:s/>25,9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3266.75555555556" calcext:value-type="float">
            <text:p><text:s/>3,267 <text:s/></text:p>
          </table:table-cell>
          <table:table-cell table:style-name="ce42" office:value-type="float" office:value="8941.37777777778" calcext:value-type="float">
            <text:p><text:s/>8,9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6327.2" calcext:value-type="float">
            <text:p><text:s/>6,327 <text:s/></text:p>
          </table:table-cell>
          <table:table-cell table:style-name="ce42" office:value-type="float" office:value="413357.022222222" calcext:value-type="float">
            <text:p><text:s/>413,3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46.666666666667" calcext:value-type="float">
            <text:p><text:s/>147 <text:s/></text:p>
          </table:table-cell>
          <table:table-cell table:style-name="ce42" office:value-type="float" office:value="73.6" calcext:value-type="float">
            <text:p><text:s/>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3354.4888888889" calcext:value-type="float">
            <text:p><text:s/>13,354 <text:s/></text:p>
          </table:table-cell>
          <table:table-cell table:style-name="ce42" office:value-type="float" office:value="501063.688888889" calcext:value-type="float">
            <text:p><text:s/>501,0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1523.1111111111" calcext:value-type="float">
            <text:p><text:s/>11,523 <text:s/></text:p>
          </table:table-cell>
          <table:table-cell table:style-name="ce42" office:value-type="float" office:value="430084.666666667" calcext:value-type="float">
            <text:p><text:s/>430,0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1523.1111111111" calcext:value-type="float">
            <text:p>( 11,523 <text:s/>)</text:p>
          </table:table-cell>
          <table:table-cell table:style-name="ce45" office:value-type="float" office:value="430084.666666667" calcext:value-type="float">
            <text:p>( 430,08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831.37777777778" calcext:value-type="float">
            <text:p><text:s/>1,831 <text:s/></text:p>
          </table:table-cell>
          <table:table-cell table:style-name="ce46" office:value-type="float" office:value="70979.0222222222" calcext:value-type="float">
            <text:p><text:s/>70,97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2080.71111111111" calcext:value-type="float">
            <text:p><text:s/>2,081 <text:s/></text:p>
          </table:table-cell>
          <table:table-cell table:style-name="ce42" office:value-type="float" office:value="50163.5111111111" calcext:value-type="float">
            <text:p><text:s/>50,1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99.644444444444" calcext:value-type="float">
            <text:p><text:s/>500 <text:s/></text:p>
          </table:table-cell>
          <table:table-cell table:style-name="ce42" office:value-type="float" office:value="117503.422222222" calcext:value-type="float">
            <text:p><text:s/>117,5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2714.0444444444" calcext:value-type="float">
            <text:p><text:s/>12,714 <text:s/></text:p>
          </table:table-cell>
          <table:table-cell table:style-name="ce46" office:value-type="float" office:value="407095.911111111" calcext:value-type="float">
            <text:p><text:s/>407,09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44585.6888888889" calcext:value-type="float">
            <text:p><text:s/>44,586 <text:s/></text:p>
          </table:table-cell>
          <table:table-cell table:style-name="ce42" office:value-type="float" office:value="573860.222222222" calcext:value-type="float">
            <text:p><text:s/>573,8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4874.9333333333" calcext:value-type="float">
            <text:p><text:s/>14,875 <text:s/></text:p>
          </table:table-cell>
          <table:table-cell table:style-name="ce42" office:value-type="float" office:value="163129.288888889" calcext:value-type="float">
            <text:p><text:s/>163,1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9710.7555555556" calcext:value-type="float">
            <text:p><text:s/>29,711 <text:s/></text:p>
          </table:table-cell>
          <table:table-cell table:style-name="ce42" office:value-type="float" office:value="410730.933333333" calcext:value-type="float">
            <text:p><text:s/>410,7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1066.75555555556" calcext:value-type="float">
            <text:p>( 1,067 <text:s/>)</text:p>
          </table:table-cell>
          <table:table-cell table:style-name="ce45" office:value-type="float" office:value="17706.9333333333" calcext:value-type="float">
            <text:p>( 17,70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952.88888888889" calcext:value-type="float">
            <text:p>( 2,953 <text:s/>)</text:p>
          </table:table-cell>
          <table:table-cell table:style-name="ce47" office:value-type="float" office:value="166536.355555556" calcext:value-type="float">
            <text:p>( 166,536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3433.6888888889" calcext:value-type="float">
            <text:p><text:s/>13,434 <text:s/></text:p>
          </table:table-cell>
          <table:table-cell table:style-name="ce42" office:value-type="float" office:value="452097.2" calcext:value-type="float">
            <text:p><text:s/>452,0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1763.6444444444" calcext:value-type="float">
            <text:p><text:s/>11,764 <text:s/></text:p>
          </table:table-cell>
          <table:table-cell table:style-name="ce42" office:value-type="float" office:value="405223.2" calcext:value-type="float">
            <text:p><text:s/>405,2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670.04444444444" calcext:value-type="float">
            <text:p><text:s/>1,670 <text:s/></text:p>
          </table:table-cell>
          <table:table-cell table:style-name="ce42" office:value-type="float" office:value="46874" calcext:value-type="float">
            <text:p><text:s/>46,8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32.888888888889" calcext:value-type="float">
            <text:p>( 13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5622.22222222222" calcext:value-type="float">
            <text:p><text:s/>5,622 <text:s/></text:p>
          </table:table-cell>
          <table:table-cell table:style-name="ce42" office:value-type="float" office:value="93859.4222222222" calcext:value-type="float">
            <text:p><text:s/>93,8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4706.04444444445" calcext:value-type="float">
            <text:p><text:s/>4,706 <text:s/></text:p>
          </table:table-cell>
          <table:table-cell table:style-name="ce46" office:value-type="float" office:value="13397.2444444444" calcext:value-type="float">
            <text:p><text:s/>13,39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932.62222222222" calcext:value-type="float">
            <text:p><text:s/>3,933 <text:s/></text:p>
          </table:table-cell>
          <table:table-cell table:style-name="ce42" office:value-type="float" office:value="29031.1111111111" calcext:value-type="float">
            <text:p><text:s/>29,0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0002.6666666667" calcext:value-type="float">
            <text:p><text:s/>10,003 <text:s/></text:p>
          </table:table-cell>
          <table:table-cell table:style-name="ce42" office:value-type="float" office:value="14393.9111111111" calcext:value-type="float">
            <text:p><text:s/>14,3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015.91111111111" calcext:value-type="float">
            <text:p><text:s/>1,016 <text:s/></text:p>
          </table:table-cell>
          <table:table-cell table:style-name="ce42" office:value-type="float" office:value="14851.8666666667" calcext:value-type="float">
            <text:p><text:s/>14,8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392.088888888889" calcext:value-type="float">
            <text:p><text:s/>392 <text:s/></text:p>
          </table:table-cell>
          <table:table-cell table:style-name="ce42" office:value-type="float" office:value="84.8444444444445" calcext:value-type="float">
            <text:p><text:s/>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58805.5111111111" calcext:value-type="float">
            <text:p><text:s/>58,806 <text:s/></text:p>
          </table:table-cell>
          <table:table-cell table:style-name="ce42" office:value-type="float" office:value="40021.0222222222" calcext:value-type="float">
            <text:p><text:s/>40,0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1628031.28888889" calcext:value-type="float">
            <text:p><text:s/>1,628,031 <text:s/></text:p>
          </table:table-cell>
          <table:table-cell table:style-name="ce42" office:value-type="float" office:value="78494.4" calcext:value-type="float">
            <text:p><text:s/>78,4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1574528.26666667" calcext:value-type="float">
            <text:p><text:s/>1,574,52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6332.9777777778" calcext:value-type="float">
            <text:p><text:s/>46,33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7170.04444444444" calcext:value-type="float">
            <text:p><text:s/>7,170 <text:s/></text:p>
          </table:table-cell>
          <table:table-cell table:style-name="ce42" office:value-type="float" office:value="78494.4" calcext:value-type="float">
            <text:p><text:s/>78,4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570705.422222222" calcext:value-type="float">
            <text:p><text:s/>570,705 <text:s/></text:p>
          </table:table-cell>
          <table:table-cell table:style-name="ce42" office:value-type="float" office:value="303372.044444444" calcext:value-type="float">
            <text:p><text:s/>303,3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4888.88888888889" calcext:value-type="float">
            <text:p><text:s/>4,889 <text:s/></text:p>
          </table:table-cell>
          <table:table-cell table:style-name="ce42" office:value-type="float" office:value="5693.77777777778" calcext:value-type="float">
            <text:p><text:s/>5,6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565816.533333333" calcext:value-type="float">
            <text:p><text:s/>565,817 <text:s/></text:p>
          </table:table-cell>
          <table:table-cell table:style-name="ce43" office:value-type="float" office:value="297678.266666667" calcext:value-type="float">
            <text:p><text:s/>297,67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97570.044444444" calcext:value-type="float">
            <text:p><text:s/>297,570 <text:s/></text:p>
          </table:table-cell>
          <table:table-cell table:style-name="ce42" office:value-type="float" office:value="288636.711111111" calcext:value-type="float">
            <text:p><text:s/>288,6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6652.8" calcext:value-type="float">
            <text:p><text:s/>6,653 <text:s/></text:p>
          </table:table-cell>
          <table:table-cell table:style-name="ce42" office:value-type="float" office:value="37594.2666666667" calcext:value-type="float">
            <text:p><text:s/>37,5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67656.3555555556" calcext:value-type="float">
            <text:p><text:s/>67,656 <text:s/></text:p>
          </table:table-cell>
          <table:table-cell table:style-name="ce42" office:value-type="float" office:value="2266.26666666667" calcext:value-type="float">
            <text:p><text:s/>2,2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2568.62222222222" calcext:value-type="float">
            <text:p><text:s/>2,569 <text:s/></text:p>
          </table:table-cell>
          <table:table-cell table:style-name="ce42" office:value-type="float" office:value="49.0666666666667" calcext:value-type="float">
            <text:p><text:s/>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4960.26666666667" calcext:value-type="float">
            <text:p><text:s/>4,960 <text:s/></text:p>
          </table:table-cell>
          <table:table-cell table:style-name="ce42" office:value-type="float" office:value="5271.6" calcext:value-type="float">
            <text:p><text:s/>5,2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99626.044444444" calcext:value-type="float">
            <text:p><text:s/>199,626 <text:s/></text:p>
          </table:table-cell>
          <table:table-cell table:style-name="ce42" office:value-type="float" office:value="213983.822222222" calcext:value-type="float">
            <text:p><text:s/>213,9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6105.9555555556" calcext:value-type="float">
            <text:p><text:s/>16,106 <text:s/></text:p>
          </table:table-cell>
          <table:table-cell table:style-name="ce43" office:value-type="float" office:value="29471.6888888889" calcext:value-type="float">
            <text:p><text:s/>29,47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1154.73320132" calcext:value-type="float">
            <text:p><text:s/>181,155 <text:s/></text:p>
          </table:table-cell>
          <table:table-cell table:style-name="ce42" office:value-type="float" office:value="319295.555555556" calcext:value-type="float">
            <text:p><text:s/>319,296 <text:s/></text:p>
          </table:table-cell>
          <table:table-cell table:style-name="ce42" office:value-type="float" office:value="27974.6888888889" calcext:value-type="float">
            <text:p><text:s/>27,97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9880.627826087" calcext:value-type="float">
            <text:p><text:s/>329,88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1154.73320132" calcext:value-type="float">
            <text:p><text:s/>181,155 <text:s/></text:p>
          </table:table-cell>
          <table:table-cell table:style-name="ce42" office:value-type="float" office:value="319295.555555556" calcext:value-type="float">
            <text:p><text:s/>319,296 <text:s/></text:p>
          </table:table-cell>
          <table:table-cell table:style-name="ce42" office:value-type="float" office:value="27974.6888888889" calcext:value-type="float">
            <text:p><text:s/>27,97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9880.627826087" calcext:value-type="float">
            <text:p><text:s/>329,88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95023.891979958" calcext:value-type="float">
            <text:p><text:s/>295,024 <text:s/></text:p>
          </table:table-cell>
          <table:table-cell table:style-name="ce42" office:value-type="float" office:value="15111247.19102" calcext:value-type="float">
            <text:p><text:s/>15,111,2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95023.891979958" calcext:value-type="float">
            <text:p><text:s/>295,024 <text:s/></text:p>
          </table:table-cell>
          <table:table-cell table:style-name="ce42" office:value-type="float" office:value="15111247.19102" calcext:value-type="float">
            <text:p><text:s/>15,111,2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2年(西元1983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1323709.2" calcext:value-type="float">
            <text:p><text:s/>1,323,709 <text:s/></text:p>
          </table:table-cell>
          <table:table-cell table:number-columns-repeated="7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173573.1" calcext:value-type="float">
            <text:p><text:s/>173,5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1150136.1" calcext:value-type="float">
            <text:p><text:s/>1,150,13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77634.9" calcext:value-type="float">
            <text:p><text:s/>77,6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77634.9" calcext:value-type="float">
            <text:p><text:s/>77,6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1072501.2" calcext:value-type="float">
            <text:p><text:s/>1,072,501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630153.9" calcext:value-type="float">
            <text:p><text:s/>630,154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247328.1" calcext:value-type="float">
            <text:p><text:s/>247,3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277.2" calcext:value-type="float">
            <text:p><text:s/>2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5181.3" calcext:value-type="float">
            <text:p><text:s/>5,1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855.9" calcext:value-type="float">
            <text:p><text:s/>8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19.8" calcext:value-type="float">
            <text:p><text:s/>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17.1" calcext:value-type="float">
            <text:p><text:s/>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49224.6" calcext:value-type="float">
            <text:p><text:s/>49,2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48097.8" calcext:value-type="float">
            <text:p><text:s/>48,0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48097.8" calcext:value-type="float">
            <text:p>( 48,09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206.1" calcext:value-type="float">
            <text:p><text:s/>2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761.4" calcext:value-type="float">
            <text:p><text:s/>7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159.3" calcext:value-type="float">
            <text:p><text:s/>15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936.9" calcext:value-type="float">
            <text:p><text:s/>9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16.2" calcext:value-type="float">
            <text:p><text:s/>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85.5" calcext:value-type="float">
            <text:p><text:s/>8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158301" calcext:value-type="float">
            <text:p><text:s/>158,3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158301" calcext:value-type="float">
            <text:p><text:s/>158,3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77239.8" calcext:value-type="float">
            <text:p>( 77,24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42389.1" calcext:value-type="float">
            <text:p>( 42,389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1092.6" calcext:value-type="float">
            <text:p><text:s/>1,0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1092.6" calcext:value-type="float">
            <text:p><text:s/>1,0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1010.7" calcext:value-type="float">
            <text:p><text:s/>1,0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588.5" calcext:value-type="float">
            <text:p><text:s/>1,58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3299.4" calcext:value-type="float">
            <text:p><text:s/>3,2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2409.3" calcext:value-type="float">
            <text:p><text:s/>2,4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23012.1" calcext:value-type="float">
            <text:p><text:s/>23,0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88017.3" calcext:value-type="float">
            <text:p><text:s/>88,0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77359.5" calcext:value-type="float">
            <text:p><text:s/>77,3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7199.1" calcext:value-type="float">
            <text:p><text:s/>7,1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3458.7" calcext:value-type="float">
            <text:p><text:s/>3,45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294808.5" calcext:value-type="float">
            <text:p><text:s/>294,809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442347.3" calcext:value-type="float">
            <text:p><text:s/>442,3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442347.3" calcext:value-type="float">
            <text:p><text:s/>442,3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2年(西元1983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76607.235504445" calcext:value-type="float">
            <text:p><text:s/>476,607 <text:s/></text:p>
          </table:table-cell>
          <table:table-cell table:style-name="ce41" office:value-type="float" office:value="4343.13855555556" calcext:value-type="float">
            <text:p><text:s/>4,343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5473671.066" calcext:value-type="float">
            <text:p><text:s/>5,473,6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5473671.066" calcext:value-type="float">
            <text:p><text:s/>5,473,671 <text:s/></text:p>
          </table:table-cell>
          <table:table-cell table:style-name="ce43" office:value-type="float" office:value="476607.235504445" calcext:value-type="float">
            <text:p><text:s/>476,607 <text:s/></text:p>
          </table:table-cell>
          <table:table-cell table:style-name="ce43" office:value-type="float" office:value="4343.13855555556" calcext:value-type="float">
            <text:p><text:s/>4,343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269.5889127043" calcext:value-type="float">
            <text:p><text:s/>27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473671.066" calcext:value-type="float">
            <text:p><text:s/>5,473,671 <text:s/></text:p>
          </table:table-cell>
          <table:table-cell table:style-name="ce42" office:value-type="float" office:value="476607.235504445" calcext:value-type="float">
            <text:p><text:s/>476,607 <text:s/></text:p>
          </table:table-cell>
          <table:table-cell table:style-name="ce42" office:value-type="float" office:value="4343.13855555556" calcext:value-type="float">
            <text:p><text:s/>4,34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473671.066" calcext:value-type="float">
            <text:p><text:s/>5,473,671 <text:s/></text:p>
          </table:table-cell>
          <table:table-cell table:style-name="ce42" office:value-type="float" office:value="476607.235504445" calcext:value-type="float">
            <text:p><text:s/>476,607 <text:s/></text:p>
          </table:table-cell>
          <table:table-cell table:style-name="ce42" office:value-type="float" office:value="4343.13855555556" calcext:value-type="float">
            <text:p><text:s/>4,34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15101.70265333" calcext:value-type="float">
            <text:p><text:s/>4,615,1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15101.70265333" calcext:value-type="float">
            <text:p><text:s/>4,615,1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2541.136053333" calcext:value-type="float">
            <text:p><text:s/>302,5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585.5553644444" calcext:value-type="float">
            <text:p><text:s/>18,5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8.845035555556" calcext:value-type="float">
            <text:p><text:s/>41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532.8509444444" calcext:value-type="float">
            <text:p><text:s/>14,5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2580.9417444444" calcext:value-type="float">
            <text:p><text:s/>72,58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6422.942964444" calcext:value-type="float">
            <text:p><text:s/>196,4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96224.611940629" calcext:value-type="float">
            <text:p><text:s/>296,2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016066.36574667" calcext:value-type="float">
            <text:p><text:s/>4,016,06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016066.36574667" calcext:value-type="float">
            <text:p><text:s/>4,016,06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77688.24211333" calcext:value-type="float">
            <text:p><text:s/>2,477,6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017.5172088889" calcext:value-type="float">
            <text:p><text:s/>30,0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6753.998124444" calcext:value-type="float">
            <text:p><text:s/>136,7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9030.559095556" calcext:value-type="float">
            <text:p><text:s/>439,03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723.06791111111" calcext:value-type="float">
            <text:p><text:s/>8,7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827.0971733333" calcext:value-type="float">
            <text:p><text:s/>57,8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9148.759591111" calcext:value-type="float">
            <text:p><text:s/>149,1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436.2265" calcext:value-type="float">
            <text:p><text:s/>7,43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4579.018631111" calcext:value-type="float">
            <text:p><text:s/>454,57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2996.174251111" calcext:value-type="float">
            <text:p><text:s/>142,9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16895.52838" calcext:value-type="float">
            <text:p>( 116,896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6100.6458711111" calcext:value-type="float">
            <text:p>( 26,101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5067.34568" calcext:value-type="float">
            <text:p><text:s/>185,0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6515.4987" calcext:value-type="float">
            <text:p><text:s/>126,5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060.1622733333" calcext:value-type="float">
            <text:p><text:s/>71,06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306.6270711111" calcext:value-type="float">
            <text:p><text:s/>36,3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93736.3124155556" calcext:value-type="float">
            <text:p><text:s/>93,73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2674.255715556" calcext:value-type="float">
            <text:p><text:s/>242,6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5201.783153333" calcext:value-type="float">
            <text:p><text:s/>175,2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472.4725622222" calcext:value-type="float">
            <text:p><text:s/>67,4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0413.915888889" calcext:value-type="float">
            <text:p><text:s/>330,41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1752.309311111" calcext:value-type="float">
            <text:p><text:s/>321,75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61.60657777778" calcext:value-type="float">
            <text:p><text:s/>8,66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959.36560444444" calcext:value-type="float">
            <text:p>( 5,959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2978.107311111" calcext:value-type="float">
            <text:p><text:s/>112,9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58247.8322977778" calcext:value-type="float">
            <text:p><text:s/>58,24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8903.4478" calcext:value-type="float">
            <text:p><text:s/>128,90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972.99058" calcext:value-type="float">
            <text:p><text:s/>41,9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780.8428044444" calcext:value-type="float">
            <text:p><text:s/>26,78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502.0319911111" calcext:value-type="float">
            <text:p><text:s/>46,5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95.47172888889" calcext:value-type="float">
            <text:p><text:s/>4,5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885.7449466667" calcext:value-type="float">
            <text:p><text:s/>22,8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885.7449466667" calcext:value-type="float">
            <text:p><text:s/>22,8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8391.71416" calcext:value-type="float">
            <text:p><text:s/>78,3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893.89048" calcext:value-type="float">
            <text:p><text:s/>15,89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62497.82368" calcext:value-type="float">
            <text:p><text:s/>62,4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8021.68726" calcext:value-type="float">
            <text:p><text:s/>578,0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506.7506521386" calcext:value-type="float">
            <text:p><text:s/>62,5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129.5785675687" calcext:value-type="float">
            <text:p><text:s/>26,1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989.7214111111" calcext:value-type="float">
            <text:p><text:s/>12,99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279.7296288889" calcext:value-type="float">
            <text:p><text:s/>14,28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711.4158333333" calcext:value-type="float">
            <text:p><text:s/>20,7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143.7871710047" calcext:value-type="float">
            <text:p><text:s/>14,14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25.63483181815" calcext:value-type="float">
            <text:p><text:s/>5,7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885.0355996921" calcext:value-type="float">
            <text:p><text:s/>79,8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8068.5292577778" calcext:value-type="float">
            <text:p><text:s/>98,06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243581.504306667" calcext:value-type="float">
            <text:p><text:s/>243,5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59078.977266667" calcext:value-type="float">
            <text:p><text:s/>859,07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8903699" calcext:value-type="float">
            <text:p><text:s/>18,903,699 <text:s/></text:p>
          </table:table-cell>
          <table:table-cell table:style-name="ce42" office:value-type="float" office:value="4987750.139" calcext:value-type="float">
            <text:p><text:s/>4,987,750 <text:s/></text:p>
          </table:table-cell>
          <table:table-cell table:style-name="ce42" office:value-type="float" office:value="4545.145" calcext:value-type="float">
            <text:p><text:s/>4,5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8903699" calcext:value-type="float">
            <text:p><text:s/>18,903,699 <text:s/></text:p>
          </table:table-cell>
          <table:table-cell table:style-name="ce42" office:value-type="float" office:value="4987750.139" calcext:value-type="float">
            <text:p><text:s/>4,987,750 <text:s/></text:p>
          </table:table-cell>
          <table:table-cell table:style-name="ce42" office:value-type="float" office:value="4545.145" calcext:value-type="float">
            <text:p><text:s/>4,5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2年(西元1983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3402684.8907252" calcext:value-type="float">
            <text:p><text:s/>3,402,685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710075.8637778" calcext:value-type="float">
            <text:p><text:s/>31,710,076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1241.94445975" calcext:value-type="float">
            <text:p><text:s/>1,281,242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8188.666666667" calcext:value-type="float">
            <text:p><text:s/>468,189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9088.124444444" calcext:value-type="float">
            <text:p><text:s/>299,088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67231.4311626636" calcext:value-type="float">
            <text:p><text:s/>-67,231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3131473.4500948" calcext:value-type="float">
            <text:p><text:s/>33,131,473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03117.16410256" calcext:value-type="float">
            <text:p><text:s/>1,403,117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27.65557937095" calcext:value-type="float">
            <text:p><text:s/>1,228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852370.7182489" calcext:value-type="float">
            <text:p><text:s/>35,852,371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14893.35777778" calcext:value-type="float">
            <text:p><text:s/>2,014,893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3946.1293" calcext:value-type="float">
            <text:p><text:s/>1,243,946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820561.1333333" calcext:value-type="float">
            <text:p><text:s/>20,820,561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86105.6978378" calcext:value-type="float">
            <text:p><text:s/>11,686,106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6864.4" calcext:value-type="float">
            <text:p><text:s/>86,864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704516.5857819" calcext:value-type="float">
            <text:p><text:s/>28,704,517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233648.7857818" calcext:value-type="float">
            <text:p><text:s/>28,233,649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70867.8" calcext:value-type="float">
            <text:p><text:s/>470,868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09362.75116444" calcext:value-type="float">
            <text:p><text:s/>2,509,363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255.0620311111" calcext:value-type="float">
            <text:p><text:s/>24,255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9589.900591111" calcext:value-type="float">
            <text:p><text:s/>299,590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33.7176111111" calcext:value-type="float">
            <text:p><text:s/>14,534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68627.67241111" calcext:value-type="float">
            <text:p><text:s/>1,968,628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1759.254075556" calcext:value-type="float">
            <text:p><text:s/>201,759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97.144444444445" calcext:value-type="float">
            <text:p><text:s/>597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97228.603973962" calcext:value-type="float">
            <text:p><text:s/>297,229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1772683.1428074" calcext:value-type="float">
            <text:p><text:s/>21,772,683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8005713.5706689" calcext:value-type="float">
            <text:p><text:s/>18,005,714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22193.31436889" calcext:value-type="float">
            <text:p><text:s/>9,422,193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061.019431111" calcext:value-type="float">
            <text:p><text:s/>117,061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1809.365235556" calcext:value-type="float">
            <text:p><text:s/>531,809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7728.18154" calcext:value-type="float">
            <text:p><text:s/>1,177,728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239.5079111111" calcext:value-type="float">
            <text:p><text:s/>35,240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667.6642844445" calcext:value-type="float">
            <text:p><text:s/>70,668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9338.600702222" calcext:value-type="float">
            <text:p><text:s/>619,339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78.47094444445" calcext:value-type="float">
            <text:p><text:s/>7,878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21166.20018667" calcext:value-type="float">
            <text:p><text:s/>1,221,166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4291.945806667" calcext:value-type="float">
            <text:p><text:s/>654,292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27992.966602222" calcext:value-type="float">
            <text:p>( 627,993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6298.9792044444" calcext:value-type="float">
            <text:p>( 26,299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5093.889013333" calcext:value-type="float">
            <text:p><text:s/>295,094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2559.875366667" calcext:value-type="float">
            <text:p><text:s/>182,560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89220.49" calcext:value-type="float">
            <text:p><text:s/>89,220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848.929828889" calcext:value-type="float">
            <text:p><text:s/>125,849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7669.784404444" calcext:value-type="float">
            <text:p><text:s/>157,670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15388.922637778" calcext:value-type="float">
            <text:p><text:s/>515,389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81945.89860444" calcext:value-type="float">
            <text:p><text:s/>2,581,946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10256.27426444" calcext:value-type="float">
            <text:p><text:s/>1,610,256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1689.62434" calcext:value-type="float">
            <text:p><text:s/>971,690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97200.036" calcext:value-type="float">
            <text:p>( 97,200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13992.806666667" calcext:value-type="float">
            <text:p>( 213,993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2837.76703333" calcext:value-type="float">
            <text:p><text:s/>1,452,838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3250.89378889" calcext:value-type="float">
            <text:p><text:s/>1,393,251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586.8732444444" calcext:value-type="float">
            <text:p><text:s/>59,587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482.25449333333" calcext:value-type="float">
            <text:p>( 6,482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1869.564644444" calcext:value-type="float">
            <text:p><text:s/>231,870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02232.413408889" calcext:value-type="float">
            <text:p><text:s/>102,232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024.265133333" calcext:value-type="float">
            <text:p><text:s/>169,024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389.4972466667" calcext:value-type="float">
            <text:p><text:s/>73,389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307.6019155556" calcext:value-type="float">
            <text:p><text:s/>76,308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416.7653244444" calcext:value-type="float">
            <text:p><text:s/>48,417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372.893951111" calcext:value-type="float">
            <text:p><text:s/>106,373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55830.58716889" calcext:value-type="float">
            <text:p><text:s/>3,755,831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324.5977777778" calcext:value-type="float">
            <text:p><text:s/>50,325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50320.26666667" calcext:value-type="float">
            <text:p><text:s/>3,550,320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521.27828" calcext:value-type="float">
            <text:p><text:s/>69,521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664.4444444444" calcext:value-type="float">
            <text:p><text:s/>85,664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3984.07416" calcext:value-type="float">
            <text:p><text:s/>953,984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968.2949244444" calcext:value-type="float">
            <text:p><text:s/>27,968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26015.779235556" calcext:value-type="float">
            <text:p><text:s/>926,016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80409.16614889" calcext:value-type="float">
            <text:p><text:s/>1,780,409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506.7506521386" calcext:value-type="float">
            <text:p><text:s/>62,507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9694.556345347" calcext:value-type="float">
            <text:p><text:s/>179,695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138.5880777778" calcext:value-type="float">
            <text:p><text:s/>86,139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279.7296288889" calcext:value-type="float">
            <text:p><text:s/>14,280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375.6047222222" calcext:value-type="float">
            <text:p><text:s/>32,376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812.2982821158" calcext:value-type="float">
            <text:p><text:s/>27,812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25.63483181815" calcext:value-type="float">
            <text:p><text:s/>5,726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885.0355996921" calcext:value-type="float">
            <text:p><text:s/>79,885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6098.108146667" calcext:value-type="float">
            <text:p><text:s/>916,098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75892.859862222" calcext:value-type="float">
            <text:p><text:s/>375,893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093296.42882222" calcext:value-type="float">
            <text:p><text:s/>2,093,296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66969.57213852" calcext:value-type="float">
            <text:p><text:s/>3,766,970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66969.57213852" calcext:value-type="float">
            <text:p><text:s/>3,766,970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466316.66666667" calcext:value-type="float">
            <text:p>( 2,466,317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477059.858" calcext:value-type="float">
            <text:p><text:s/>47,477,060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477059.858" calcext:value-type="float">
            <text:p><text:s/>47,477,060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